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d4d4d4" style:font-name="Consolas" fo:font-size="10.5pt" fo:font-weight="normal" fo:background-color="#1e1e1e"/>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20pt" style:font-size-asian="20pt" style:font-size-complex="20pt"/>
    </style:style>
    <style:style style:name="T1" style:family="text">
      <style:text-properties fo:color="#dcdcaa"/>
    </style:style>
    <style:style style:name="T2" style:family="text">
      <style:text-properties fo:color="#dcdcaa" style:font-name="Consolas" fo:font-size="10.5pt" fo:font-weight="normal" fo:background-color="#1e1e1e"/>
    </style:style>
    <style:style style:name="T3" style:family="text">
      <style:text-properties fo:color="#d4d4d4" style:font-name="Consolas" fo:font-size="10.5pt" fo:font-weight="normal" fo:background-color="#1e1e1e"/>
    </style:style>
    <style:style style:name="T4" style:family="text">
      <style:text-properties fo:color="#569cd6"/>
    </style:style>
    <style:style style:name="T5" style:family="text">
      <style:text-properties fo:color="#569cd6" style:font-name="Consolas" fo:font-size="10.5pt" fo:font-weight="normal" fo:background-color="#1e1e1e"/>
    </style:style>
    <style:style style:name="T6" style:family="text">
      <style:text-properties fo:color="#9cdcfe"/>
    </style:style>
    <style:style style:name="T7" style:family="text">
      <style:text-properties fo:color="#9cdcfe" style:font-name="Consolas" fo:font-size="10.5pt" fo:font-weight="normal" fo:background-color="#1e1e1e"/>
    </style:style>
    <style:style style:name="T8" style:family="text">
      <style:text-properties fo:color="#4ec9b0"/>
    </style:style>
    <style:style style:name="T9" style:family="text">
      <style:text-properties fo:color="#4ec9b0" style:font-name="Consolas" fo:font-size="10.5pt" fo:font-weight="normal" fo:background-color="#1e1e1e"/>
    </style:style>
    <style:style style:name="T10" style:family="text">
      <style:text-properties fo:font-size="16pt" fo:font-weight="bold" style:font-size-asian="16pt" style:font-weight-asian="bold" style:font-size-complex="16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uchfunktion</text:p>
      <text:p text:style-name="Standard"/>
      <text:p text:style-name="Standard"><text:span text:style-name="T10">Suche nach einem Knoten </text:span><text:span text:style-name="T5">bool</text:span><text:span text:style-name="T3"> </text:span><text:span text:style-name="T9">BinarySearchTree</text:span><text:span text:style-name="T3">::</text:span><text:span text:style-name="T2">rSearchInt</text:span><text:span text:style-name="T3">(</text:span><text:span text:style-name="T5">int</text:span><text:span text:style-name="T3"> </text:span><text:span text:style-name="T7">target</text:span><text:span text:style-name="T3">, </text:span><text:span text:style-name="T9">BinarySearchTreeNode</text:span><text:span text:style-name="T3"> </text:span><text:span text:style-name="T5">*</text:span><text:span text:style-name="T7">currNode</text:span><text:span text:style-name="T3">, </text:span><text:span text:style-name="T9">std</text:span><text:span text:style-name="T3">::</text:span><text:span text:style-name="T9">list</text:span><text:span text:style-name="T3">&lt;</text:span><text:span text:style-name="T5">int</text:span><text:span text:style-name="T3">&gt; </text:span><text:span text:style-name="T5">*</text:span><text:span text:style-name="T7">path</text:span><text:span text:style-name="T3">)</text:span></text:p>
      <text:p text:style-name="Standard"/>
      <text:p text:style-name="Standard">Die Funktion rSearchInt vergleicht den gesuchten Wert mit dem Wert des gegebenen Knoten, um je nachdem, ob er höher oder niedriger ist, dem nächsten rekursiven Aufruf den richtigen Teilbaum zu übergeben. Dadurch ist pro Ebene des Baumes nur ein weiterer Aufruf notwendig, was zu einer linear steigenden Laufzeit führt. Sollte der momentane Knoten kein Kind auf der entsprechenden Seite haben, ist sicher, dass die gesuchte Zahl nicht im Baum vorhanden ist.</text:p>
      <text:p text:style-name="Standard"/>
      <text:p text:style-name="Standard">best case: O(1)</text:p>
      <text:p text:style-name="Standard">worst case: O(n)<text:tab/>(oder O(log n) falls AVL-Baum)</text:p>
      <text:p text:style-name="Standard">average case: O(n)</text:p>
      <text:p text:style-name="Standard"/>
      <text:p text:style-name="P2">Suche nach einem Subtree</text:p>
      <text:p text:style-name="P1"><text:span text:style-name="T4">bool</text:span> <text:span text:style-name="T8">BinarySearchTree</text:span>::<text:span text:style-name="T1">rSearchSubTree</text:span>(<text:span text:style-name="T8">BinarySearchTreeNode</text:span> <text:span text:style-name="T4">*</text:span><text:span text:style-name="T6">current</text:span>, <text:span text:style-name="T8">BinarySearchTreeNode</text:span> <text:span text:style-name="T4">*</text:span><text:span text:style-name="T6">comp</text:span>, <text:span text:style-name="T4">bool</text:span> <text:span text:style-name="T6">prevMatch</text:span>)</text:p>
      <text:p text:style-name="Standard"/>
      <text:p text:style-name="Standard">Der Algorithmus verhält sich bis die Root des gesuchten Baumes gefunden ist wie der Algorithmus zur suche eines einzelnen Knoten. Sobald die position der Root feststeht, geht der Algorithmus in die zweite Phase Über. Es kommt für die beiden einander entsprechenden linken und rechten Kinder der verglichenen Knoten zu einem rekursiven Aufruf der Funktion, was sich solange wiederholt bis zwei ungleiche Knoten verglichen werden, in einem Baum ein knoten nicht existiert dessen Gegenstück im anderen vorhanden wäre, oder es in beiden Bäumen nicht mehr weiter geht. Wobei die ersten beiden fälle bedeuten, dass der gesuchte Subtree nicht vorhanden ist.</text:p>
      <text:p text:style-name="Standard"/>
      <text:p text:style-name="Standard">best case: O(1)(wenn die Wurzeln übereinstimmen, aber die ersten verglichenen Kinder nicht)</text:p>
      <text:p text:style-name="Standard">worst case: O(n) (Tree1 = Tree2)</text:p>
      <text:p text:style-name="Standard">average case: O(n)</text:p>
      <text:p text:style-name="Standard"/>
      <text:p text:style-name="Standard">n...Anzahl der Knoten im gesuchten Ba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4-21T18:56:11.58</meta:creation-date>
    <dc:date>2021-04-21T20:20:07</dc:date>
    <meta:editing-duration>PT1H23M36S</meta:editing-duration>
    <meta:editing-cycles>47</meta:editing-cycles>
    <meta:generator>OpenOffice/4.1.9$Win32 OpenOffice.org_project/419m1$Build-9805</meta:generator>
    <meta:document-statistic meta:table-count="0" meta:image-count="0" meta:object-count="0" meta:page-count="1" meta:paragraph-count="13" meta:word-count="234" meta:character-count="1637"/>
  </office:meta>
</office:document-meta>
</file>